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  <style:footer-first>
        <text:p text:style-name="Footer"><text:page-number text:select-page="current">0</text:page-number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3:16:45.604962855</meta:creation-date>
    <meta:generator>LibreOffice/7.3.7.2$Linux_X86_64 LibreOffice_project/30$Build-2</meta:generator>
    <dc:date>2024-04-23T13:28:22.636595418</dc:date>
    <meta:editing-duration>PT2M50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</office:meta>
</office:document-meta>
</file>